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C377AED01ACCED1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09cm, 3.951cm, 15.341cm, 5.07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8cm" svg:height="22.2cm" svg:x="0.992cm" svg:y="2.491cm">
          <draw:image xlink:href="Pictures/10000000000005E8000007E0C377AED01ACCED1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3:43.327997129</dc:date>
    <meta:editing-duration>PT3M30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